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6cm" fo:margin-left="0cm" fo:margin-right="0.041cm" table:align="margins"/>
    </style:style>
    <style:style style:name="Taula1.A" style:family="table-column">
      <style:table-column-properties style:column-width="4.258cm" style:rel-column-width="16452*"/>
    </style:style>
    <style:style style:name="Taula1.B" style:family="table-column">
      <style:table-column-properties style:column-width="2.214cm" style:rel-column-width="8551*"/>
    </style:style>
    <style:style style:name="Taula1.C" style:family="table-column">
      <style:table-column-properties style:column-width="2.501cm" style:rel-column-width="9667*"/>
    </style:style>
    <style:style style:name="Taula1.D" style:family="table-column">
      <style:table-column-properties style:column-width="2.935cm" style:rel-column-width="11340*"/>
    </style:style>
    <style:style style:name="Taula1.E" style:family="table-column">
      <style:table-column-properties style:column-width="1.972cm" style:rel-column-width="7622*"/>
    </style:style>
    <style:style style:name="Taula1.F" style:family="table-column">
      <style:table-column-properties style:column-width="1.54cm" style:rel-column-width="5952*"/>
    </style:style>
    <style:style style:name="Taula1.G" style:family="table-column">
      <style:table-column-properties style:column-width="1.54cm" style:rel-column-width="5951*"/>
    </style:style>
    <style:style style:name="Taula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G1" style:family="table-cell">
      <style:table-cell-properties fo:background-color="#ccccff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ff3333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ff3333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style:font-name-asian="Wingdings" style:font-size-asian="15pt" style:font-weight-asian="bold" style:font-name-complex="Wingdings" style:font-size-complex="15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9900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style:font-name="Times New Roman" fo:font-size="15pt" fo:font-style="normal" style:text-underline-style="none" fo:font-weight="bold" fo:background-color="transparent" style:font-name-asian="Wingdings" style:font-size-asian="15pt" style:font-style-asian="normal" style:font-weight-asian="bold" style:font-name-complex="Wingdings" style:font-size-complex="15pt" style:font-style-complex="normal" style:font-weight-complex="bold"/>
    </style:style>
    <style:style style:name="P8" style:family="paragraph" style:parent-style-name="Standard">
      <style:text-properties fo:font-size="2pt" style:font-size-asian="2pt" style:font-size-complex="2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style:text-underline-style="solid" style:text-underline-width="auto" style:text-underline-color="font-color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text-properties fo:background-color="transparent"/>
    </style:style>
    <style:style style:name="P16" style:family="paragraph" style:parent-style-name="Table_20_Contents">
      <style:text-properties fo:font-size="11pt" fo:background-color="transparent" style:font-size-asian="11pt" style:font-size-complex="11pt"/>
    </style:style>
    <style:style style:name="P17" style:family="paragraph" style:parent-style-name="Table_20_Contents">
      <style:text-properties fo:font-size="11pt" style:font-size-asian="11pt" style:font-size-complex="11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text-properties fo:font-size="2pt" fo:background-color="transparent" style:font-size-asian="2pt" style:font-size-complex="2pt"/>
    </style:style>
    <style:style style:name="P20" style:family="paragraph" style:parent-style-name="Table_20_Contents">
      <style:paragraph-properties fo:text-align="center" style:justify-single-word="false"/>
      <style:text-properties fo:font-size="2pt" fo:background-color="transparent" style:font-size-asian="2pt" style:font-size-complex="2pt"/>
    </style:style>
    <style:style style:name="P21" style:family="paragraph" style:parent-style-name="Text_20_body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 style:list-style-name="L1">
      <style:text-properties fo:font-size="14pt" style:font-size-asian="14pt" style:font-size-complex="14pt"/>
    </style:style>
    <style:style style:name="P24" style:family="paragraph" style:parent-style-name="Standard" style:list-style-name="L2"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6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7" style:family="paragraph" style:parent-style-name="Table_20_Contents">
      <style:text-properties fo:font-size="11pt" fo:background-color="transparen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Times New Roman"/>
    </style:style>
    <style:style style:name="T3" style:family="text">
      <style:text-properties style:use-window-font-color="true"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style:font-name="Wingdings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VERSIÓ PLUGIN 2.0.1 </text:p>
      <text:p text:style-name="P21">(N documents: BATCH per Autofirma i iteratiu per Client Mòbil)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row>
          <table:table-cell table:style-name="Taula1.A1" office:value-type="string">
            <text:p text:style-name="P14">SO / Màquina</text:p>
          </table:table-cell>
          <table:table-cell table:style-name="Taula1.A1" office:value-type="string">
            <text:p text:style-name="P14">SO Versió</text:p>
          </table:table-cell>
          <table:table-cell table:style-name="Taula1.A1" office:value-type="string">
            <text:p text:style-name="P14">Versió Client Firma Mòbil <text:s/>o Autofirm@</text:p>
          </table:table-cell>
          <table:table-cell table:style-name="Taula1.A1" office:value-type="string">
            <text:p text:style-name="P14">Navegador</text:p>
          </table:table-cell>
          <table:table-cell table:style-name="Taula1.A1" office:value-type="string">
            <text:p text:style-name="P14">Data</text:p>
          </table:table-cell>
          <table:table-cell table:style-name="Taula1.A1" office:value-type="string">
            <text:p text:style-name="P14">Resultat</text:p>
          </table:table-cell>
          <table:table-cell table:style-name="Taula1.G1" office:value-type="string">
            <text:p text:style-name="P14">N</text:p>
            <text:p text:style-name="P14">Docs</text:p>
          </table:table-cell>
        </table:table-row>
        <table:table-row>
          <table:table-cell table:style-name="Taula1.A2" table:number-rows-spanned="2" office:value-type="string">
            <text:p text:style-name="Table_20_Contents">MacOSX</text:p>
          </table:table-cell>
          <table:table-cell table:style-name="Taula1.A2" table:number-rows-spanned="2" office:value-type="string">
            <text:p text:style-name="Table_20_Contents">Yosemite 10.10.5</text:p>
            <text:p text:style-name="Table_20_Contents"><text:s/></text:p>
          </table:table-cell>
          <table:table-cell table:style-name="Taula1.A2" table:number-rows-spanned="2" office:value-type="string">
            <text:p text:style-name="Table_20_Contents">1.0</text:p>
          </table:table-cell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.0.3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20"/>
          </table:table-cell>
          <table:table-cell table:style-name="Taula1.G2" office:value-type="string">
            <text:p text:style-name="P20"/>
          </table:table-cell>
        </table:table-row>
        <table:table-row>
          <table:table-cell table:style-name="Taula1.A2" table:number-rows-spanned="2" office:value-type="string">
            <text:p text:style-name="Table_20_Contents">IOS (IPhone 5 A1429)</text:p>
          </table:table-cell>
          <table:table-cell table:style-name="Taula1.A2" table:number-rows-spanned="2" office:value-type="string">
            <text:p text:style-name="Table_20_Contents">10.11 i 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7 MN902QL/A)</text:p>
          </table:table-cell>
          <table:table-cell table:style-name="Taula1.A2" table:number-rows-spanned="2" office:value-type="string">
            <text:p text:style-name="Table_20_Contents">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2"><text:span text:style-name="T6"></text:span><text:span text:style-name="T3"><text:note text:id="ftn1" text:note-class="footnote"><text:note-citation>1</text:note-citation><text:note-body><text:p text:style-name="Footnote">Permet 1 firma però, per N firmes a la segona firma el Cliente Mòbil @firma es tanca inesperadament</text:p></text:note-body></text:note>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AD 2 3G MC773B/A)</text:p>
          </table:table-cell>
          <table:table-cell table:style-name="Taula1.A2" table:number-rows-spanned="2" office:value-type="string">
            <text:p text:style-name="Table_20_Contents">9.3.5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7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9</text:p>
          </table:table-cell>
          <table:table-cell table:style-name="Taula1.A2" office:value-type="string">
            <text:p text:style-name="P16">17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office:value-type="string">
            <text:p text:style-name="Table_20_Contents">IOS (IPhone 3GS MC157Y/B)</text:p>
          </table:table-cell>
          <table:table-cell table:style-name="Taula1.A2" office:value-type="string">
            <text:p text:style-name="Table_20_Contents">6.1.6</text:p>
          </table:table-cell>
          <table:table-cell table:style-name="Taula1.A2" office:value-type="string">
            <text:p text:style-name="Table_20_Contents">1.0 (b41)</text:p>
          </table:table-cell>
          <table:table-cell table:style-name="Taula1.A2" office:value-type="string">
            <text:p text:style-name="P15">-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2"><text:span text:style-name="T3"><text:note text:id="ftn2" text:note-class="footnote"><text:note-citation>2</text:note-citation><text:note-body><text:p text:style-name="Footnote">Versió de IOS massa antiga i no pot actualitzar-se el Client @firma a la versió compatible. Mínim requerit IOS 8.</text:p></text:note-body></text:note></text:span></text:p>
          </table:table-cell>
          <table:table-cell table:style-name="Taula1.G2" office:value-type="string">
            <text:p text:style-name="P7">-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3"/>
          </table:table-cell>
          <table:table-cell table:style-name="Taula1.G2" office:value-type="string">
            <text:p text:style-name="P3"/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<text:span text:style-name="T1">Andy Emulator en Windows</text:span>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Szenio 13216CQ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2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2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 </text:p>
            <text:p text:style-name="Table_20_Contents">(LG Joy) </text:p>
          </table:table-cell>
          <table:table-cell table:style-name="Taula1.A2" table:number-rows-spanned="2" office:value-type="string">
            <text:p text:style-name="Table_20_Contents">4.4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Table_20_Contents">Android (Huawei P9 lite, VNS-L31 )</text:p>
          </table:table-cell>
          <table:table-cell table:style-name="Taula1.A2" office:value-type="string">
            <text:p text:style-name="Table_20_Contents">6.0 <text:note text:id="ftn3" text:note-class="footnote"><text:note-citation>3</text:note-citation><text:note-body><text:p text:style-name="Footnote">Requereix donar permisos d'acces al Sistema de Fitxers al "Cliente Móvil @firma"</text:p></text:note-body></text:note></text:p>
          </table:table-cell>
          <table:table-cell table:style-name="Taula1.A2" office:value-type="string">
            <text:p text:style-name="Table_20_Contents">1.4</text:p>
          </table:table-cell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6"/>
          </table:table-cell>
          <table:table-cell table:style-name="Taula1.G2" office:value-type="string">
            <text:p text:style-name="P6"/>
          </table:table-cell>
        </table:table-row>
        <table:table-row>
          <table:table-cell table:style-name="Taula1.A2" table:number-rows-spanned="2" office:value-type="string">
            <text:p text:style-name="Standard">Android (Samsung Galaxy Core Prime, SM-G361F)</text:p>
          </table:table-cell>
          <table:table-cell table:style-name="Taula1.A2" table:number-rows-spanned="2" office:value-type="string">
            <text:p text:style-name="Standard">5.1.1</text:p>
          </table:table-cell>
          <table:table-cell table:style-name="Taula1.A2" table:number-rows-spanned="2" office:value-type="string">
            <text:p text:style-name="Standard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2"><text:span text:style-name="T2"><text:note text:id="ftn4" text:note-class="footnote"><text:note-citation>4</text:note-citation><text:note-body><text:p text:style-name="Footnote">Apareix a la pantalla del navegador com si la pàgina no s'hagi pogut trobar (cara trista dins de document)</text:p></text:note-body></text:note></text:span></text:p>
          </table:table-cell>
          <table:table-cell table:style-name="Taula1.G2" office:value-type="string">
            <text:p text:style-name="P4"/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6"/>
          </table:table-cell>
          <table:table-cell table:style-name="Taula1.G2" office:value-type="string">
            <text:p text:style-name="P6"/>
          </table:table-cell>
        </table:table-row>
        <table:table-row>
          <table:table-cell table:style-name="Taula1.A2" table:number-rows-spanned="4" office:value-type="string">
            <text:p text:style-name="Table_20_Contents">Windows</text:p>
          </table:table-cell>
          <table:table-cell table:style-name="Taula1.A2" table:number-rows-spanned="4" office:value-type="string">
            <text:p text:style-name="Table_20_Contents">7 Pro</text:p>
          </table:table-cell>
          <table:table-cell table:style-name="Taula1.A2" table:number-rows-spanned="4" office:value-type="string">
            <text:p text:style-name="Table_20_Contents">1.4.2</text:p>
          </table:table-cell>
          <table:table-cell table:style-name="Taula1.A2" office:value-type="string">
            <text:p text:style-name="P15">Firefox 51.0.1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IExplorer 11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5.1.7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Table_20_Contents">Chrome 56.0</text:p>
          </table:table-cell>
          <table:table-cell table:style-name="Taula1.A2" office:value-type="string">
            <text:p text:style-name="P17">15/02/2017</text:p>
          </table:table-cell>
          <table:table-cell table:style-name="Taula1.A2" office:value-type="string">
            <text:p text:style-name="P5"></text:p>
          </table:table-cell>
          <table:table-cell table:style-name="Taula1.G2" office:value-type="string">
            <text:p text:style-name="P5">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1"></text:p>
          </table:table-cell>
          <table:table-cell table:style-name="Taula1.A2" office:value-type="string">
            <text:p text:style-name="P5"></text:p>
          </table:table-cell>
          <table:table-cell table:style-name="Taula1.G2" office:value-type="string">
            <text:p text:style-name="P5"/>
          </table:table-cell>
        </table:table-row>
      </table:table>
      <text:p text:style-name="P8"><text:soft-page-break/><text:s/></text:p>
      <text:p text:style-name="P8"/>
      <text:p text:style-name="P8"/>
      <text:p text:style-name="P8"/>
      <text:p text:style-name="P11"><text:span text:style-name="T4">(*) Necessita pitjar la pantalla N vegades per N firmes (</text:span><text:span text:style-name="T5">una per autoritzar la firma)</text:span></text:p>
      <text:p text:style-name="P12"/>
      <text:p text:style-name="P11"><text:span text:style-name="T4">(**) Necessita pitjar la pantalla 2*N vegades per N firmes (</text:span><text:span text:style-name="T5">una pel boto web i una altra per autoritzar la firma)</text:span></text:p>
      <text:p text:style-name="P13"/>
      <text:p text:style-name="P13">(***) Necessita pitjar la pantalla 6*N vegades per N firmes (una pel boto web, <text:s/>una per autoritzar obrir la app, una per seleccionar certificat, una altra per autoritzar la firma, una per tancar el missatge de firma finalitzada, una per tornar al navegador)</text:p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9">TESTS DESKTOP:</text:p>
      <text:list xml:id="list1531065745212349696" text:style-name="L1">
        <text:list-item>
          <text:list>
            <text:list-item>
              <text:list>
                <text:list-item>
                  <text:p text:style-name="P23">64 Fitxers</text:p>
                </text:list-item>
                <text:list-item>
                  <text:p text:style-name="P23">4MB cada fitxer</text:p>
                </text:list-item>
              </text:list>
            </text:list-item>
          </text:list>
        </text:list-item>
      </text:list>
      <text:p text:style-name="P9"/>
      <text:p text:style-name="P9"/>
      <text:p text:style-name="P9">TESTS MOBILS/TABLETS:</text:p>
      <text:list xml:id="list6546565753489628519" text:style-name="L2">
        <text:list-item>
          <text:p text:style-name="P24">8 fitxers</text:p>
        </text:list-item>
        <text:list-item>
          <text:p text:style-name="P24">13Kb cada fitxer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21H45M45S</meta:editing-duration>
    <meta:editing-cycles>67</meta:editing-cycles>
    <meta:generator>OpenOffice/4.1.1$Win32 OpenOffice.org_project/411m6$Build-9775</meta:generator>
    <dc:date>2017-03-03T07:59:52.27</dc:date>
    <dc:creator>Antoni Nadal</dc:creator>
    <meta:document-statistic meta:table-count="1" meta:image-count="0" meta:object-count="0" meta:page-count="2" meta:paragraph-count="149" meta:word-count="390" meta:character-count="2047"/>
    <meta:user-defined meta:name="Info 1"/>
    <meta:user-defined meta:name="Info 2"/>
    <meta:user-defined meta:name="Info 3"/>
    <meta:user-defined meta:name="Info 4"/>
  </office:meta>
</office:document-meta>
</file>